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12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fo:font-size="12pt" fo:font-weight="normal" officeooo:paragraph-rsid="001d6144"/>
    </style:style>
    <style:style style:name="P14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45de15" officeooo:paragraph-rsid="0045de15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39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40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41" style:family="paragraph" style:parent-style-name="Standard">
      <style:text-properties officeooo:rsid="0012e59a" officeooo:paragraph-rsid="0012e59a"/>
    </style:style>
    <style:style style:name="P42" style:family="paragraph" style:parent-style-name="Standard">
      <style:text-properties officeooo:rsid="00158a4f" officeooo:paragraph-rsid="00158a4f"/>
    </style:style>
    <style:style style:name="P43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44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45" style:family="paragraph" style:parent-style-name="Standard">
      <style:text-properties fo:color="#3465a4" loext:opacity="100%" officeooo:rsid="00158a4f" officeooo:paragraph-rsid="00158a4f"/>
    </style:style>
    <style:style style:name="P46" style:family="paragraph" style:parent-style-name="Standard">
      <style:text-properties fo:color="#3465a4" loext:opacity="100%" officeooo:rsid="0017f77b" officeooo:paragraph-rsid="0017f77b"/>
    </style:style>
    <style:style style:name="P47" style:family="paragraph" style:parent-style-name="Standard">
      <style:text-properties officeooo:rsid="0017f77b" officeooo:paragraph-rsid="0017f77b"/>
    </style:style>
    <style:style style:name="P48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7c090" officeooo:paragraph-rsid="0047c090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8300d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c0f61" officeooo:paragraph-rsid="004c0f61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d4ac9" officeooo:paragraph-rsid="004d4ac9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ea86b" officeooo:paragraph-rsid="004ea86b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1c846" officeooo:paragraph-rsid="0051c846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4ea86b" fo:background-color="transparent"/>
    </style:style>
    <style:style style:name="P5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532fed" fo:background-color="transparent"/>
    </style:style>
    <style:style style:name="P57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32fed" officeooo:paragraph-rsid="00532fed" fo:background-color="transparent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48300d" officeooo:paragraph-rsid="0048300d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style:line-height-at-least="0.402cm"/>
      <style:text-properties fo:color="#d4d4d4" loext:opacity="100%" fo:font-size="10pt" fo:background-color="#1e1e1e" style:font-size-asian="10pt" style:font-size-complex="10pt"/>
    </style:style>
    <style:style style:name="P60" style:family="paragraph" style:parent-style-name="Standard">
      <style:paragraph-properties style:line-height-at-least="0.402cm"/>
      <style:text-properties fo:font-size="10pt" style:font-size-asian="10pt" style:font-size-complex="10pt"/>
    </style:style>
    <style:style style:name="P61" style:family="paragraph">
      <loext:graphic-properties draw:fill-color="#ee5151"/>
    </style:style>
    <style:style style:name="P62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style:font-name="Consolas" fo:font-size="8.39999961853027pt" fo:font-weight="normal"/>
    </style:style>
    <style:style style:name="T4" style:family="text">
      <style:text-properties fo:color="#3465a4" loext:opacity="100%"/>
    </style:style>
    <style:style style:name="T5" style:family="text">
      <style:text-properties fo:color="#3465a4" loext:opacity="100%" style:font-name="Consolas" fo:font-weight="normal"/>
    </style:style>
    <style:style style:name="T6" style:family="text">
      <style:text-properties fo:color="#e6e905" loext:opacity="100%" style:font-name="Consolas" fo:font-weight="normal"/>
    </style:style>
    <style:style style:name="T7" style:family="text">
      <style:text-properties officeooo:rsid="0017f77b"/>
    </style:style>
    <style:style style:name="T8" style:family="text">
      <style:text-properties fo:color="#000000" loext:opacity="100%"/>
    </style:style>
    <style:style style:name="T9" style:family="text">
      <style:text-properties officeooo:rsid="001d6144" style:font-size-asian="10.5pt" style:font-weight-asian="normal" style:font-size-complex="12pt" style:font-weight-complex="normal"/>
    </style:style>
    <style:style style:name="T10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color="#069a2e" loext:opacity="100%" style:font-name="Consolas" fo:font-weight="normal"/>
    </style:style>
    <style:style style:name="T12" style:family="text">
      <style:text-properties officeooo:rsid="001f4b02"/>
    </style:style>
    <style:style style:name="T13" style:family="text">
      <style:text-properties officeooo:rsid="0020e584"/>
    </style:style>
    <style:style style:name="T14" style:family="text">
      <style:text-properties officeooo:rsid="00220af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25710" style:font-weight-asian="normal" style:font-weight-complex="normal"/>
    </style:style>
    <style:style style:name="T18" style:family="text">
      <style:text-properties fo:font-weight="normal" officeooo:rsid="00346d85" style:font-weight-asian="normal" style:font-weight-complex="normal"/>
    </style:style>
    <style:style style:name="T19" style:family="text">
      <style:text-properties fo:font-weight="normal" officeooo:rsid="003942fb" style:font-weight-asian="normal" style:font-weight-complex="normal"/>
    </style:style>
    <style:style style:name="T20" style:family="text">
      <style:text-properties fo:font-weight="normal" officeooo:rsid="00397472" style:font-weight-asian="normal" style:font-weight-complex="normal"/>
    </style:style>
    <style:style style:name="T21" style:family="text">
      <style:text-properties fo:font-weight="normal" officeooo:rsid="003aa96a" style:font-weight-asian="normal" style:font-weight-complex="normal"/>
    </style:style>
    <style:style style:name="T22" style:family="text">
      <style:text-properties fo:font-weight="normal" fo:background-color="#ff0000" loext:char-shading-value="0" style:font-weight-asian="normal" style:font-weight-complex="normal"/>
    </style:style>
    <style:style style:name="T23" style:family="text">
      <style:text-properties officeooo:rsid="003aa96a"/>
    </style:style>
    <style:style style:name="T24" style:family="text">
      <style:text-properties officeooo:rsid="0044a4ee"/>
    </style:style>
    <style:style style:name="T25" style:family="text">
      <style:text-properties officeooo:rsid="0044ffc8"/>
    </style:style>
    <style:style style:name="T26" style:family="text">
      <style:text-properties officeooo:rsid="004c98c4"/>
    </style:style>
    <style:style style:name="T27" style:family="text">
      <style:text-properties officeooo:rsid="004ea86b"/>
    </style:style>
    <style:style style:name="T28" style:family="text">
      <style:text-properties fo:color="#808080" loext:opacity="100%" style:font-name="Consolas" fo:font-size="10pt" fo:background-color="#1e1e1e" loext:char-shading-value="0" style:font-size-asian="10pt" style:font-size-complex="10pt"/>
    </style:style>
    <style:style style:name="T29" style:family="text">
      <style:text-properties fo:color="#808080" loext:opacity="100%" style:font-name="Consolas" fo:font-weight="normal"/>
    </style:style>
    <style:style style:name="T30" style:family="text">
      <style:text-properties fo:color="#569cd6" loext:opacity="100%" style:font-name="Consolas" fo:font-size="8.39999961853027pt" fo:background-color="#1e1e1e" loext:char-shading-value="0"/>
    </style:style>
    <style:style style:name="T31" style:family="text">
      <style:text-properties fo:color="#569cd6" loext:opacity="100%" style:font-name="Consolas" fo:font-size="10pt" fo:background-color="#1e1e1e" loext:char-shading-value="0" style:font-size-asian="10pt" style:font-size-complex="10pt"/>
    </style:style>
    <style:style style:name="T32" style:family="text">
      <style:text-properties fo:color="#569cd6" loext:opacity="100%" style:font-name="Consolas" fo:font-weight="normal"/>
    </style:style>
    <style:style style:name="T33" style:family="text">
      <style:text-properties fo:color="#d4d4d4" loext:opacity="100%" style:font-name="Consolas" fo:font-size="8.39999961853027pt" fo:background-color="#1e1e1e" loext:char-shading-value="0"/>
    </style:style>
    <style:style style:name="T34" style:family="text">
      <style:text-properties fo:color="#d4d4d4" loext:opacity="100%" style:font-name="Consolas" fo:font-size="10pt" fo:background-color="#1e1e1e" loext:char-shading-value="0" style:font-size-asian="10pt" style:font-size-complex="10pt"/>
    </style:style>
    <style:style style:name="T35" style:family="text">
      <style:text-properties fo:color="#9cdcfe" loext:opacity="100%" style:font-name="Consolas" fo:font-size="8.39999961853027pt" fo:font-weight="normal"/>
    </style:style>
    <style:style style:name="T36" style:family="text">
      <style:text-properties fo:color="#9cdcfe" loext:opacity="100%" style:font-name="Consolas" fo:font-size="8.39999961853027pt" fo:background-color="#1e1e1e" loext:char-shading-value="0"/>
    </style:style>
    <style:style style:name="T37" style:family="text">
      <style:text-properties fo:color="#9cdcfe" loext:opacity="100%" style:font-name="Consolas" fo:font-size="10pt" fo:background-color="#1e1e1e" loext:char-shading-value="0" style:font-size-asian="10pt" style:font-size-complex="10pt"/>
    </style:style>
    <style:style style:name="T38" style:family="text">
      <style:text-properties fo:color="#9cdcfe" loext:opacity="100%" style:font-name="Consolas" fo:font-weight="normal"/>
    </style:style>
    <style:style style:name="T39" style:family="text">
      <style:text-properties fo:color="#ce9178" loext:opacity="100%" style:font-name="Consolas" fo:font-size="8.39999961853027pt" fo:font-weight="normal"/>
    </style:style>
    <style:style style:name="T40" style:family="text">
      <style:text-properties fo:color="#ce9178" loext:opacity="100%" style:font-name="Consolas" fo:font-size="8.39999961853027pt" fo:background-color="#1e1e1e" loext:char-shading-value="0"/>
    </style:style>
    <style:style style:name="T41" style:family="text">
      <style:text-properties fo:color="#ce9178" loext:opacity="100%" style:font-name="Consolas" fo:font-size="10pt" fo:background-color="#1e1e1e" loext:char-shading-value="0" style:font-size-asian="10pt" style:font-size-complex="10pt"/>
    </style:style>
    <style:style style:name="T42" style:family="text">
      <style:text-properties fo:color="#ce9178" loext:opacity="100%" style:font-name="Consolas" fo:font-weight="normal"/>
    </style:style>
    <style:style style:name="T43" style:family="text">
      <style:text-properties fo:color="#dcdcaa" loext:opacity="100%" style:font-name="Consolas" fo:font-size="8.39999961853027pt" fo:font-weight="normal"/>
    </style:style>
    <style:style style:name="T44" style:family="text">
      <style:text-properties fo:color="#dcdcaa" loext:opacity="100%" style:font-name="Consolas" fo:font-size="8.39999961853027pt" fo:background-color="#1e1e1e" loext:char-shading-value="0"/>
    </style:style>
    <style:style style:name="T45" style:family="text">
      <style:text-properties fo:color="#dcdcaa" loext:opacity="100%" style:font-name="Consolas" fo:font-size="10pt" fo:background-color="#1e1e1e" loext:char-shading-value="0" style:font-size-asian="10pt" style:font-size-complex="10pt"/>
    </style:style>
    <style:style style:name="T46" style:family="text">
      <style:text-properties fo:color="#dcdcaa" loext:opacity="100%" style:font-name="Consolas" fo:font-weight="normal"/>
    </style:style>
    <style:style style:name="T47" style:family="text">
      <style:text-properties officeooo:rsid="004ea86b" style:font-size-asian="12pt" style:font-weight-asian="normal" style:font-size-complex="12pt" style:font-weight-complex="normal"/>
    </style:style>
    <style:style style:name="T48" style:family="text">
      <style:text-properties officeooo:rsid="00532fed" style:font-size-asian="12pt" style:font-weight-asian="normal" style:font-size-complex="12pt" style:font-weight-complex="normal"/>
    </style:style>
    <style:style style:name="T49" style:family="text">
      <style:text-properties officeooo:rsid="0051c846"/>
    </style:style>
    <style:style style:name="T50" style:family="text">
      <style:text-properties officeooo:rsid="00532fed"/>
    </style:style>
    <style:style style:name="T51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5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6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7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44">Comandos Node Js:</text:p>
      <text:p text:style-name="P44">Ctrl + L = <text:span text:style-name="T16">Limpar a tela.</text:span></text:p>
      <text:p text:style-name="P48"/>
      <text:p text:style-name="P48"/>
      <text:p text:style-name="P48"/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4">script</text:span>&gt;</text:p>
      <text:p text:style-name="P12">        <text:span text:style-name="T6">alert</text:span><text:span text:style-name="T1">('Hello World!')</text:span></text:p>
      <text:p text:style-name="P12">        <text:span text:style-name="T6">confirm</text:span><text:span text:style-name="T1">('Está gostando de JavaScript?')</text:span></text:p>
      <text:p text:style-name="P12">        <text:span text:style-name="T6">prompt</text:span><text:span text:style-name="T1">('Qual é o seu nome?')</text:span></text:p>
      <text:p text:style-name="P12">    <text:span text:style-name="T1">&lt;/</text:span><text:span text:style-name="T5">script</text:span><text:span text:style-name="T1">&gt;</text:span></text:p>
      <text:p text:style-name="P5"/>
      <text:p text:style-name="P41">Regras dos identificadores em JS:</text:p>
      <text:p text:style-name="P41">- Podem começar com letra, $ ou _.</text:p>
      <text:p text:style-name="P41">- Não podem começar com números.</text:p>
      <text:p text:style-name="P41">- É possível usar letras ou números.</text:p>
      <text:p text:style-name="P41">- É possível usar acentos e símbolos.</text:p>
      <text:p text:style-name="P41">- Não podem conter espaços.</text:p>
      <text:p text:style-name="P41">- Não podem ser palavras reservadas.</text:p>
      <text:p text:style-name="P41"/>
      <text:p text:style-name="P43">Tipos Primitivos</text:p>
      <text:p text:style-name="P42">Variáveis numéricas: <text:span text:style-name="T4">number</text:span> (JS não diferencia números entre Inteiro e Reais)</text:p>
      <text:p text:style-name="P45"><text:span text:style-name="T7">s</text:span>tring</text:p>
      <text:p text:style-name="P42">true false: <text:span text:style-name="T4">boolean</text:span></text:p>
      <text:p text:style-name="P45"/>
      <text:p text:style-name="P47"><text:span text:style-name="T4">number: </text:span><text:span text:style-name="T8">infinity, NaN</text:span></text:p>
      <text:p text:style-name="P46">string</text:p>
      <text:p text:style-name="P46">boolean</text:p>
      <text:p text:style-name="P46">null</text:p>
      <text:p text:style-name="P46">undefined</text:p>
      <text:p text:style-name="P47"><text:span text:style-name="T4">object: </text:span><text:span text:style-name="T8">Array</text:span></text:p>
      <text:p text:style-name="P46">function</text:p>
      <text:p text:style-name="P46"/>
      <text:p text:style-name="P46"/>
      <text:p text:style-name="P15"><text:soft-page-break/>Concatenação:</text:p>
      <text:p text:style-name="P15"/>
      <text:p text:style-name="P8">&lt;script&gt;</text:p>
      <text:p text:style-name="P12">        <text:span text:style-name="T1">var nome = prompt('Qual é o seu nome?')</text:span></text:p>
      <text:p text:style-name="P12">        <text:span text:style-name="T1">alert('É um grande prazer em te conhecer, ' + nome)</text:span></text:p>
      <text:p text:style-name="P7">&lt;/script&gt;</text:p>
      <text:p text:style-name="P13"><text:span text:style-name="T9">Exemplo:</text:span><text:span text:style-name="T10"> </text:span><text:span text:style-name="T2">&lt;script&gt;</text:span></text:p>
      <text:p text:style-name="P12">       <text:span text:style-name="T1">var n1 = prompt('Digite um número: ') </text:span><text:span text:style-name="T11">// String</text:span></text:p>
      <text:p text:style-name="P12">       <text:span text:style-name="T1">var n2 = prompt('Digite outro número: ')</text:span><text:span text:style-name="T11">// String</text:span></text:p>
      <text:p text:style-name="P12">       <text:span text:style-name="T1">var s = n1 + n2</text:span></text:p>
      <text:p text:style-name="P12">       <text:span text:style-name="T1">alert('A soma entre n1 e n2 é '+ s) </text:span><text:span text:style-name="T11">// o sinal de + é concatenação.</text:span></text:p>
      <text:p text:style-name="P12">       <text:span text:style-name="T11">// Isso porque o comando prompt retorna uma string.</text:span></text:p>
      <text:p text:style-name="P12">    <text:span text:style-name="T1">&lt;/script&gt;</text:span></text:p>
      <text:p text:style-name="P14"/>
      <text:p text:style-name="P14">Para converter para número inteiro, utilizamos:</text:p>
      <text:p text:style-name="P14">parseInt(n)</text:p>
      <text:p text:style-name="P9">var n1 = parseInt(prompt('Digite um número: '))</text:p>
      <text:p text:style-name="P14"/>
      <text:p text:style-name="P14">Para converter para número Real, utilizamos:</text:p>
      <text:p text:style-name="P14">parseFloat(n)</text:p>
      <text:p text:style-name="P9">var n2 = parseFloat(prompt('Digite outro número: '))</text:p>
      <text:p text:style-name="P9"/>
      <text:p text:style-name="P16">Ou podemos simplificar fazendo o JavaScript decidir:</text:p>
      <text:p text:style-name="P16">Number(prompt(‘Digite um número’))</text:p>
      <text:p text:style-name="P16"/>
      <text:p text:style-name="P20">Para ajustar as casas decimais de um número:</text:p>
      <text:p text:style-name="P20">var n1 = 1545.2</text:p>
      <text:p text:style-name="P20">n1.<text:span text:style-name="T15">toFixed(2)</text:span></text:p>
      <text:p text:style-name="P20">1545.20</text:p>
      <text:p text:style-name="P16"/>
      <text:p text:style-name="P20">n1.toLocaleString(‘pt -BR’, {style: ‘currency’, currency: ‘BRL’})</text:p>
      <text:p text:style-name="P16"/>
      <text:p text:style-name="P26">Para converter para String:</text:p>
      <text:p text:style-name="P16">String(n)</text:p>
      <text:p text:style-name="P16">n.toString()</text:p>
      <text:p text:style-name="P16"/>
      <text:p text:style-name="P27">Template String:</text:p>
      <text:p text:style-name="P17">alert(`A soma entre ${n1} e ${n2} é ${s}`)</text:p>
      <text:p text:style-name="P17">Utilizamos crase no começo e no final. <text:span text:style-name="T13">C</text:span><text:span text:style-name="T12">ifrão e chaves.</text:span></text:p>
      <text:p text:style-name="P17"/>
      <text:p text:style-name="P17"/>
      <text:p text:style-name="P19">var <text:s/><text:span text:style-name="T15">s</text:span> = “JavaScript”</text:p>
      <text:p text:style-name="P18"><text:span text:style-name="T15">s</text:span>.length <text:s text:c="2"/><text:tab/><text:tab/> // quantos caracteres a string tem.</text:p>
      <text:p text:style-name="P18"><text:span text:style-name="T15">s</text:span>.toUpperCase<text:span text:style-name="T14">( )</text:span> <text:s text:c="2"/><text:tab/>// tudo para Maiúsculas. <text:s/></text:p>
      <text:p text:style-name="P19"><text:span text:style-name="T15">s</text:span>.toLowerCase( ) <text:tab/>// tudo para Minúsculas.</text:p>
      <text:p text:style-name="P19"/>
      <text:p text:style-name="P10">&lt;script&gt;</text:p>
      <text:p text:style-name="P39">        <text:span text:style-name="T1">var nome = prompt("Qual é o seu nome?")</text:span></text:p>
      <text:p text:style-name="P39">        <text:span text:style-name="T1">document.write(`Olá, &lt;strong&gt;</text:span><text:span text:style-name="T5">${nome}</text:span><text:span text:style-name="T1">&lt;/strong&gt;! Seu nome tem </text:span><text:span text:style-name="T5">${nome.length}</text:span><text:span text:style-name="T1"> letras.&lt;br&gt;`)</text:span></text:p>
      <text:p text:style-name="P39">        <text:span text:style-name="T1">document.write(`Seu nome em maiúsculas é </text:span><text:span text:style-name="T5">${nome.toUpperCase</text:span><text:span text:style-name="T1">()}.&lt;br&gt;`)</text:span></text:p>
      <text:p text:style-name="P40">        <text:span text:style-name="T1">document.write(`Seu nome em minúsculas é </text:span><text:span text:style-name="T5">${nome.toLowerCase</text:span><text:span text:style-name="T1">()}.`)</text:span></text:p>
      <text:p text:style-name="P11">&lt;/script&gt;</text:p>
      <text:p text:style-name="P37"/>
      <text:p text:style-name="P37"><text:soft-page-break/>Operadores</text:p>
      <text:p text:style-name="P37"/>
      <text:p text:style-name="P30">aritméticos: <text:span text:style-name="T17">+, -, *, /, % (resto da divisão inteira), ** (potência).</text:span></text:p>
      <text:p text:style-name="P33"><text:span text:style-name="T18">o</text:span><text:span text:style-name="T16">rdem de precedência: ( ) =&gt; ** =&gt; * <text:s/>/ <text:s/>% =&gt; + -</text:span></text:p>
      <text:p text:style-name="P30"/>
      <text:p text:style-name="P31">atribuição: <text:span text:style-name="T19">++, –, +=, -=, </text:span><text:span text:style-name="T20">= (recebe)</text:span></text:p>
      <text:p text:style-name="P31"/>
      <text:p text:style-name="P32">relacionais: <text:span text:style-name="T16">&lt;, &gt;, &lt;</text:span><text:span text:style-name="T19">=, &gt;=, ==, !=</text:span></text:p>
      <text:p text:style-name="P32"/>
      <text:p text:style-name="P32"/>
      <text:p text:style-name="P32">lógicos: !<text:span text:style-name="T16"> </text:span><text:span text:style-name="T21">Negação; </text:span><text:span text:style-name="T23">&amp;&amp;</text:span><text:span text:style-name="T21"> conjunção (e); </text:span><text:span text:style-name="T23">||</text:span><text:span text:style-name="T21"> disjunção (ou);</text:span></text:p>
      <text:p text:style-name="P34"><text:span text:style-name="T21">E</text:span><text:span text:style-name="T16">x.: <text:tab/>!true =&gt; false<text:line-break/><text:tab/>!false =&gt; true<text:tab/></text:span></text:p>
      <text:p text:style-name="P32"/>
      <text:p text:style-name="P32">ternário: <text:span text:style-name="T16">? :</text:span></text:p>
      <text:p text:style-name="P36"><text:span text:style-name="T16">teste </text:span><text:span text:style-name="T22">?</text:span><text:span text:style-name="T16"> true </text:span><text:span text:style-name="T22">:</text:span><text:span text:style-name="T16"> false</text:span></text:p>
      <text:p text:style-name="P23">Ex.: média &gt;= 7.0 ? “Aprovado” : “Reprovado”</text:p>
      <text:p text:style-name="P32"/>
      <text:p text:style-name="P35">Ordem de precedência:</text:p>
      <text:p text:style-name="P22">Aritméticos =&gt; Relacionais =&gt; Lógicos</text:p>
      <text:p text:style-name="P22"/>
      <text:p text:style-name="P22"/>
      <text:p text:style-name="P38">Introdução ao DOM</text:p>
      <text:p text:style-name="P38"/>
      <text:p text:style-name="P24">Document Object Model.</text:p>
      <text:p text:style-name="P25">Só funciona quando estamos rodando JS dentro do navegador. Não funciona no NodeJs.</text:p>
      <text:p text:style-name="P29"><draw:g text:anchor-type="paragraph" draw:z-index="0" draw:name="DrawObject1" draw:style-name="gr3"><draw:custom-shape draw:name="Forma 1" draw:style-name="gr4" draw:text-style-name="P61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5" draw:text-style-name="P62" svg:width="1.482cm" svg:height="0.539cm" svg:x="6.567cm" svg:y="0.845cm"><draw:text-box><text:p><text:span text:style-name="T51">window</text:span></text:p></draw:text-box></draw:frame></draw:g></text:p>
      <text:p text:style-name="P19"/>
      <text:p text:style-name="P19"><draw:custom-shape text:anchor-type="paragraph" draw:z-index="7" draw:name="Forma 2" draw:style-name="gr2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><draw:g text:anchor-type="paragraph" draw:z-index="3" draw:name="DrawObject 3" draw:style-name="gr3"><draw:custom-shape draw:name="Forma 5" draw:style-name="gr4" draw:text-style-name="P61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5" draw:text-style-name="P62" svg:width="1.482cm" svg:height="0.539cm" svg:x="10.437cm" svg:y="1.3cm"><draw:text-box><text:p><text:span text:style-name="T51">history</text:span></text:p></draw:text-box></draw:frame></draw:g></text:p>
      <text:p text:style-name="P19"><draw:g text:anchor-type="paragraph" draw:z-index="2" draw:name="DrawObject 2" draw:style-name="gr3"><draw:custom-shape draw:name="Forma 4" draw:style-name="gr6" draw:text-style-name="P61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7" draw:text-style-name="P62" svg:width="1.856cm" svg:height="0.976cm" svg:x="6.39cm" svg:y="0.833cm"><draw:text-box><text:p><text:span text:style-name="T51">document</text:span></text:p></draw:text-box></draw:frame></draw:g><draw:g text:anchor-type="paragraph" draw:z-index="1" draw:name="DrawObject4" draw:style-name="gr3"><draw:custom-shape draw:name="Forma 3" draw:style-name="gr4" draw:text-style-name="P61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5" draw:text-style-name="P62" svg:width="1.482cm" svg:height="0.539cm" svg:x="2.817cm" svg:y="0.866cm"><draw:text-box><text:p><text:span text:style-name="T51">location</text:span></text:p></draw:text-box></draw:frame></draw:g></text:p>
      <text:p text:style-name="P19"/>
      <text:p text:style-name="P19"><draw:custom-shape text:anchor-type="paragraph" draw:z-index="8" draw:name="Forma 10" draw:style-name="gr1" svg:width="0.366cm" svg:height="0.943cm" svg:x="7.068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4" draw:name="DrawObject7" draw:style-name="gr3"><draw:custom-shape draw:name="Forma 6" draw:style-name="gr4" draw:text-style-name="P61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5" draw:text-style-name="P62" svg:width="1.154cm" svg:height="0.539cm" svg:x="6.818cm" svg:y="0.88cm"><draw:text-box><text:p><text:span text:style-name="T51">html</text:span></text:p></draw:text-box></draw:frame></draw:g></text:p>
      <text:p text:style-name="P19"/>
      <text:p text:style-name="P19"><draw:custom-shape text:anchor-type="paragraph" draw:z-index="9" draw:name="Forma 11" draw:style-name="gr1" svg:width="0.366cm" svg:height="0.943cm" svg:x="6.145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1" svg:width="0.366cm" svg:height="0.943cm" svg:x="7.819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5" draw:name="DrawObject 5" draw:style-name="gr3"><draw:custom-shape draw:name="Forma 7" draw:style-name="gr4" draw:text-style-name="P61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5" draw:text-style-name="P62" svg:width="1.482cm" svg:height="0.539cm" svg:x="4.794cm" svg:y="1.011cm"><draw:text-box><text:p><text:span text:style-name="T51">head</text:span></text:p></draw:text-box></draw:frame></draw:g><draw:g text:anchor-type="paragraph" draw:z-index="6" draw:name="DrawObject 6" draw:style-name="gr3"><draw:custom-shape draw:name="Forma 8" draw:style-name="gr4" draw:text-style-name="P61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5" draw:text-style-name="P62" svg:width="1.482cm" svg:height="0.539cm" svg:x="8.124cm" svg:y="0.978cm"><draw:text-box><text:p><text:span text:style-name="T51">body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21">Existem 5 formas de acessar os elementos para poder navegar dentro da árvore DOM:</text:p>
      <text:p text:style-name="P21">- por Marca: <text:span text:style-name="T24">getElementsByTagName()</text:span></text:p>
      <text:p text:style-name="P21">- por ID: <text:span text:style-name="T24">getElementById</text:span></text:p>
      <text:p text:style-name="P21">- por Nome: <text:span text:style-name="T25">getElementsByName()</text:span></text:p>
      <text:p text:style-name="P21">- por Classe: <text:span text:style-name="T25">getElementsByClassName()</text:span></text:p>
      <text:p text:style-name="P21">- por Seletor: <text:span text:style-name="T25">querySelector(), querySelectorAll()</text:span></text:p>
      <text:p text:style-name="P21"/>
      <text:p text:style-name="P19"/>
      <text:p text:style-name="P28"><text:soft-page-break/>EVENTOS DOM</text:p>
      <text:p text:style-name="P28"/>
      <text:p text:style-name="P51">É tudo aquilo que pode acontecer com um determinado elemento. <text:span text:style-name="T26">O evento pode ser configurado na parte HTML ou dentro da tag &lt;script&gt;.</text:span></text:p>
      <text:p text:style-name="P51"/>
      <text:p text:style-name="P52"><text:span text:style-name="T49">1 – </text:span>No HTML, precisamos colocar o evento dentro da respectiva <text:span text:style-name="T27">tag </text:span><text:span text:style-name="T49">com o nome da função. No script, chamamos a função pelo nome e criamos uma variável </text:span><text:span text:style-name="T50">para receber o DOM.</text:span></text:p>
      <text:p text:style-name="P55"><text:span text:style-name="T47">Ex.: <text:tab/></text:span><text:span text:style-name="T28">&lt;</text:span><text:span text:style-name="T31">div</text:span><text:span text:style-name="T34"> </text:span><text:span text:style-name="T37">id</text:span><text:span text:style-name="T34">=</text:span><text:span text:style-name="T41">"area"</text:span><text:span text:style-name="T34"> </text:span><text:span text:style-name="T37">onclick</text:span><text:span text:style-name="T34">=</text:span><text:span text:style-name="T41">"</text:span><text:span text:style-name="T45">clicar</text:span><text:span text:style-name="T41">()"</text:span><text:span text:style-name="T28">&gt;</text:span></text:p>
      <text:p text:style-name="P59">        <text:tab/><text:span text:style-name="T1">Interaja...</text:span></text:p>
      <text:p text:style-name="P59">   <text:tab/> <text:span text:style-name="T29">&lt;/</text:span><text:span text:style-name="T32">div</text:span><text:span text:style-name="T29">&gt;</text:span></text:p>
      <text:p text:style-name="P60"/>
      <text:p text:style-name="P59">    <text:tab/><text:span text:style-name="T29">&lt;</text:span><text:span text:style-name="T32">script</text:span><text:span text:style-name="T29">&gt;</text:span></text:p>
      <text:p text:style-name="P59">        <text:tab/><text:span text:style-name="T32">function</text:span><text:span text:style-name="T1"> </text:span><text:span text:style-name="T46">clicar</text:span><text:span text:style-name="T1">() {</text:span></text:p>
      <text:p text:style-name="P59">           <text:tab/> <text:span text:style-name="T32">var</text:span><text:span text:style-name="T1"> </text:span><text:span text:style-name="T38">a</text:span><text:span text:style-name="T1">= </text:span><text:span text:style-name="T38">window</text:span><text:span text:style-name="T1">.</text:span><text:span text:style-name="T38">document</text:span><text:span text:style-name="T1">.</text:span><text:span text:style-name="T46">getElementById</text:span><text:span text:style-name="T1">(</text:span><text:span text:style-name="T42">'area'</text:span><text:span text:style-name="T1">)</text:span></text:p>
      <text:p text:style-name="P59">           <text:tab/> <text:span text:style-name="T38">a</text:span><text:span text:style-name="T1">.</text:span><text:span text:style-name="T38">innerText</text:span><text:span text:style-name="T1"> = </text:span><text:span text:style-name="T42">'Clicou!'</text:span></text:p>
      <text:p text:style-name="P59">        <text:tab/><text:span text:style-name="T1">}</text:span></text:p>
      <text:p text:style-name="P59">  <text:tab/>  <text:span text:style-name="T29">&lt;/</text:span><text:span text:style-name="T32">script</text:span><text:span text:style-name="T29">&gt;</text:span></text:p>
      <text:p text:style-name="P53"/>
      <text:p text:style-name="P54">2 – No JavaScript, <text:span text:style-name="T50">criamos a variável para receber o DOM. A</text:span>dicionamos um addEventListener, <text:span text:style-name="T50">seguido de parênteses (‘nome do evento’, nome da função).</text:span></text:p>
      <text:p text:style-name="P56"><text:span text:style-name="T48">Ex.: <text:tab/></text:span><text:span text:style-name="T31">var</text:span><text:span text:style-name="T34"> </text:span><text:span text:style-name="T37">a</text:span><text:span text:style-name="T34"> = </text:span><text:span text:style-name="T37">window</text:span><text:span text:style-name="T34">.</text:span><text:span text:style-name="T37">document</text:span><text:span text:style-name="T34">.</text:span><text:span text:style-name="T45">getElementById</text:span><text:span text:style-name="T34">(</text:span><text:span text:style-name="T41">'area'</text:span><text:span text:style-name="T34">)</text:span></text:p>
      <text:p text:style-name="P59">    <text:tab/> <text:span text:style-name="T38">a</text:span><text:span text:style-name="T1">.</text:span><text:span text:style-name="T46">addEventListener</text:span><text:span text:style-name="T1">(</text:span><text:span text:style-name="T42">'click'</text:span><text:span text:style-name="T1">, </text:span><text:span text:style-name="T46">clicar</text:span><text:span text:style-name="T1">)</text:span></text:p>
      <text:p text:style-name="P59">       <text:tab/> <text:span text:style-name="T38">a</text:span><text:span text:style-name="T1">.</text:span><text:span text:style-name="T46">addEventListener</text:span><text:span text:style-name="T1">(</text:span><text:span text:style-name="T42">'mouseenter'</text:span><text:span text:style-name="T1">, </text:span><text:span text:style-name="T46">entrar</text:span><text:span text:style-name="T1">)</text:span></text:p>
      <text:p text:style-name="P59">       <text:tab/> <text:span text:style-name="T38">a</text:span><text:span text:style-name="T1">.</text:span><text:span text:style-name="T46">addEventListener</text:span><text:span text:style-name="T1">(</text:span><text:span text:style-name="T42">'mouseout'</text:span><text:span text:style-name="T1">, </text:span><text:span text:style-name="T46">sair</text:span><text:span text:style-name="T1">)</text:span></text:p>
      <text:p text:style-name="P57"/>
      <text:p text:style-name="P58"/>
      <text:p text:style-name="P50"/>
      <text:p text:style-name="P50"/>
      <text:p text:style-name="P49"/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0-28T12:29:59.336000000</dc:date>
    <meta:editing-duration>P1DT5H26M51S</meta:editing-duration>
    <meta:editing-cycles>52</meta:editing-cycles>
    <meta:document-statistic meta:table-count="0" meta:image-count="0" meta:object-count="0" meta:page-count="4" meta:paragraph-count="118" meta:word-count="617" meta:character-count="4205" meta:non-whitespace-character-count="3476"/>
  </office:meta>
</office:document-meta>
</file>